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Location.setBase( URL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Location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Locatio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Location.get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Location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Location.setPublicId( String publi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